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469" officeooo:paragraph-rsid="0013f469"/>
    </style:style>
    <style:style style:name="P2" style:family="paragraph" style:parent-style-name="Standard">
      <style:text-properties officeooo:rsid="0013f469" officeooo:paragraph-rsid="00151edf"/>
    </style:style>
    <style:style style:name="P3" style:family="paragraph" style:parent-style-name="Standard">
      <style:text-properties officeooo:rsid="0013f469" officeooo:paragraph-rsid="00190886"/>
    </style:style>
    <style:style style:name="P4" style:family="paragraph" style:parent-style-name="Standard">
      <style:text-properties officeooo:rsid="00151edf" officeooo:paragraph-rsid="00151edf"/>
    </style:style>
    <style:style style:name="P5" style:family="paragraph" style:parent-style-name="Standard">
      <style:text-properties officeooo:rsid="00151edf" officeooo:paragraph-rsid="00190886"/>
    </style:style>
    <style:style style:name="P6" style:family="paragraph" style:parent-style-name="Standard">
      <style:text-properties officeooo:rsid="00159192" officeooo:paragraph-rsid="00159192"/>
    </style:style>
    <style:style style:name="P7" style:family="paragraph" style:parent-style-name="Standard">
      <style:text-properties officeooo:rsid="00159192" officeooo:paragraph-rsid="00171a8b"/>
    </style:style>
    <style:style style:name="P8" style:family="paragraph" style:parent-style-name="Standard">
      <style:text-properties officeooo:rsid="00159192" officeooo:paragraph-rsid="00190886"/>
    </style:style>
    <style:style style:name="P9" style:family="paragraph" style:parent-style-name="Standard">
      <style:text-properties officeooo:rsid="0013f469" officeooo:paragraph-rsid="00151edf"/>
    </style:style>
    <style:style style:name="P10" style:family="paragraph" style:parent-style-name="Standard">
      <style:text-properties officeooo:rsid="0013f469" officeooo:paragraph-rsid="00190886"/>
    </style:style>
    <style:style style:name="P11" style:family="paragraph" style:parent-style-name="Standard">
      <style:paragraph-properties style:writing-mode="lr-tb"/>
      <style:text-properties officeooo:rsid="0013f469" officeooo:paragraph-rsid="0013f469"/>
    </style:style>
    <style:style style:name="T1" style:family="text">
      <style:text-properties officeooo:rsid="0013f469"/>
    </style:style>
    <style:style style:name="T2" style:family="text">
      <style:text-properties officeooo:rsid="00151edf"/>
    </style:style>
    <style:style style:name="T3" style:family="text">
      <style:text-properties officeooo:rsid="00159192"/>
    </style:style>
    <style:style style:name="T4" style:family="text">
      <style:text-properties officeooo:rsid="00171a8b"/>
    </style:style>
    <style:style style:name="T5" style:family="text">
      <style:text-properties officeooo:rsid="00190886"/>
    </style:style>
    <style:style style:name="T6" style:family="text">
      <style:text-properties officeooo:rsid="001b63c5"/>
    </style:style>
    <style:style style:name="T7" style:family="text">
      <style:text-properties officeooo:rsid="001c8fbf"/>
    </style:style>
    <style:style style:name="T8" style:family="text">
      <style:text-properties officeooo:rsid="001e03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Лабораторная работа №<text:span text:style-name="T1">3</text:span> <text:span text:style-name="T1">Классы, методы, гетторы, сетторы и конструктор</text:span>. </text:p>
      <text:p text:style-name="Standard"/>
      <text:p text:style-name="Standard">Задания выбирать: номер в списке группы mod <text:span text:style-name="T5">7</text:span></text:p>
      <text:p text:style-name="Standard"><text:tab/><text:tab/><text:tab/>19 mod <text:span text:style-name="T5">7</text:span> = <text:span text:style-name="T5">5</text:span></text:p>
      <text:p text:style-name="Standard"/>
      <text:p text:style-name="P1">0. Pet (домашнее животное). Определите класс с такими атрибутами, как вид (собака, кошка и др.), возраст, порода, вес и есть ли хозяин, <text:span text:style-name="T3">чем питается</text:span>. Включите конструктор, методы расчета возраста домашних животных в человеческих годах (исходя из продолжительности их жизни) и метод кормления. Создайте гетторы и сеттры на каждое свойство.</text:p>
      <text:p text:style-name="P1"/>
      <text:p text:style-name="P1">* <text:span text:style-name="T6">В методе кормления определите чем может питаться питомец, а чем нет в зависимости от животного. </text:span></text:p>
      <text:p text:style-name="P1"/>
      <text:p text:style-name="P1">1. Vehicle (транспортное средство). Реализуйте класс с такими атрибутами, как тип (автомобиль, велосипед и т.п.), цвет, скорость, есть ли двигатель, тип двигателя (если имеется), цена, <text:span text:style-name="T3">владельцы</text:span>. Включите конструктор, методы ускорения и замедления, а также метод расчета пройденного расстояния на основе скорости и времени. Создайте гетторы и сеттры на каждое свойство.</text:p>
      <text:p text:style-name="P1"/>
      <text:p text:style-name="P1">* <text:span text:style-name="T5">Добавить метод газ: при вызове в консоль должно выводиться ускорение каждую секунду.</text:span></text:p>
      <text:p text:style-name="P1"/>
      <text:p text:style-name="P11">2. BankAccount (Банковский счет). Определите класс с такими атрибутами, как номер счета, баланс, ФИО владельца, контактный телефон, название банка, <text:span text:style-name="T3">акции</text:span>. Включите конструктор, методы ввода, вывода денег, а также проверку баланса счета. Создайте<text:span text:style-name="T8">kkkkkkkkkkkkkkkkk</text:span> гетторы и сеттры на каждое свойство.</text:p>
      <text:p text:style-name="P1"/>
      <text:p text:style-name="P3"><text:s/>* <text:span text:style-name="T4">Баланс: используйте тип BigDecimal </text:span><text:span text:style-name="T5">и в гетторе попробуйте различные варианты округления баланса</text:span>. </text:p>
      <text:p text:style-name="P1"/>
      <text:p text:style-name="P2">3. TemperatureAdapter (адаптер температуры). Создайте класс для преобразования температуры с такими атрибутами, как тип (цельсий, фаренгейт), температура, <text:span text:style-name="T3">температурные изменения за последние N дней</text:span>, имеющий методы для преобразования градусов Цельсия в градусы Фаренгейта и наоборот. Включите конструктор. Создайте гетторы и сеттры на каждое свойство.</text:p>
      <text:p text:style-name="P2"/>
      <text:p text:style-name="P3"><text:span text:style-name="T4">* В гетторе температурные изменения за N дней вывести все значения температуры</text:span>.</text:p>
      <text:p text:style-name="P2"/>
      <text:p text:style-name="P4">4. Book (книга) Создайте класс с такими атрибутами, как название, автор<text:span text:style-name="T3">(ы)</text:span>, доступность (заимствовано или доступно), ISBN, <text:span text:style-name="T3">сколько страниц, страны выпуска</text:span>. Добавьте конструктор. Включите методы выдачи и возврата книги. Создайте гетторы и сеттры на каждое свойство.</text:p>
      <text:p text:style-name="P4"/>
      <text:p text:style-name="P5">* <text:span text:style-name="T4">Выдача книг: случайным образом выдавайте или не выдавайте книгу (Злобная библиотекарша)</text:span>.</text:p>
      <text:p text:style-name="P5"/>
      <text:p text:style-name="P6">5. GameCharacter (Игровой <text:span text:style-name="T7">персонаж</text:span>). <text:s/>Создайте класс для персонажей в игре, с атрибутами: здоровье, цвет глаз, цвет кожи и скилы, и методами для приобретения новых навыков и нанесение урона. <text:span text:style-name="T2">Добавьте конструктор. Создайте гетторы и сеттры на каждое свойство.</text:span></text:p>
      <text:p text:style-name="P8"/>
      <text:p text:style-name="P8">* <text:span text:style-name="T4">В гетторе скилы вывести все скилы</text:span>. </text:p>
      <text:p text:style-name="P6"/>
      <text:p text:style-name="P7"><text:soft-page-break/>6. Game (Игра). <text:span text:style-name="T4">Создайте класс игры со следующими свойствами: запущена игра или нет, FPS, мултиплейер или нет, жанр, компания, выпустившая игру, дистрибьюторы. Методы: старт, стоп, ошибка. </text:span><text:span text:style-name="T2">Добавьте конструктор. Создайте гетторы и сеттры на каждое свойство.</text:span></text:p>
      <text:p text:style-name="P7"/>
      <text:p text:style-name="P8">* <text:span text:style-name="T4">В методе старт запустите бесконечный цикл и выводите в консоль текст, что игра запущена. Стоп: надо остановить бесконечный цикл, запущенный в старт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23:02:53.037189517</meta:creation-date>
    <dc:date>2024-09-22T10:38:24.361906827</dc:date>
    <meta:editing-duration>PT1H10M50S</meta:editing-duration>
    <meta:editing-cycles>7</meta:editing-cycles>
    <meta:generator>LibreOffice/24.2.5.2$Linux_X86_64 LibreOffice_project/420$Build-2</meta:generator>
    <meta:document-statistic meta:table-count="0" meta:image-count="0" meta:object-count="0" meta:page-count="2" meta:paragraph-count="17" meta:word-count="405" meta:character-count="2906" meta:non-whitespace-character-count="2509"/>
  </office:meta>
</office:document-meta>
</file>